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3CBE3AB43D87045B7A4.png" manifest:media-type="image/png"/>
  <manifest:file-entry manifest:full-path="Pictures/1000000000000780000003CB03F8B785818120D3.png" manifest:media-type="image/png"/>
  <manifest:file-entry manifest:full-path="Pictures/1000000000000780000003CB13B6C6C82490BBE5.png" manifest:media-type="image/png"/>
  <manifest:file-entry manifest:full-path="Pictures/1000000000000780000003CB951D5D10B17AE955.png" manifest:media-type="image/png"/>
  <manifest:file-entry manifest:full-path="Pictures/1000000000000780000003CBE8D3C3C7E2DBC822.png" manifest:media-type="image/png"/>
  <manifest:file-entry manifest:full-path="Pictures/1000000000000780000003CB6DFDE5630DFB54A2.png" manifest:media-type="image/png"/>
  <manifest:file-entry manifest:full-path="Pictures/1000000000000780000003CB7C278ABDBC655559.png" manifest:media-type="image/png"/>
  <manifest:file-entry manifest:full-path="Pictures/1000000000000780000003CB178A25421AFFEF51.png" manifest:media-type="image/png"/>
  <manifest:file-entry manifest:full-path="Pictures/100000000000078000000384CB515081E6449D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518cm" fo:min-width="0.3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64cm" fo:min-width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xml:id="id6" draw:id="id6" draw:layer="layout" svg:width="12.994cm" svg:height="6.571cm" svg:x="5.303cm" svg:y="22cm">
          <draw:image xlink:href="Pictures/1000000000000780000003CB6DFDE5630DFB54A2.png" xlink:type="simple" xlink:show="embed" xlink:actuate="onLoad">
            <text:p/>
          </draw:image>
        </draw:frame>
        <draw:frame draw:style-name="gr1" draw:text-style-name="P1" xml:id="id4" draw:id="id4" draw:layer="layout" svg:width="12.994cm" svg:height="6.571cm" svg:x="5.303cm" svg:y="15.315cm">
          <draw:image xlink:href="Pictures/1000000000000780000003CB7C278ABDBC655559.png" xlink:type="simple" xlink:show="embed" xlink:actuate="onLoad">
            <text:p/>
          </draw:image>
        </draw:frame>
        <draw:frame draw:style-name="gr1" draw:text-style-name="P1" xml:id="id2" draw:id="id2" draw:layer="layout" svg:width="12.994cm" svg:height="6.571cm" svg:x="5.303cm" svg:y="8.629cm">
          <draw:image xlink:href="Pictures/1000000000000780000003CB178A25421AFFEF51.png" xlink:type="simple" xlink:show="embed" xlink:actuate="onLoad">
            <text:p/>
          </draw:image>
        </draw:frame>
        <draw:frame draw:style-name="gr1" draw:text-style-name="P1" draw:layer="layout" svg:width="12.994cm" svg:height="6.09cm" svg:x="1.2cm" svg:y="2.11cm">
          <draw:image xlink:href="Pictures/100000000000078000000384CB515081E6449D50.png" xlink:type="simple" xlink:show="embed" xlink:actuate="onLoad">
            <text:p/>
          </draw:image>
        </draw:frame>
        <draw:custom-shape draw:style-name="gr2" draw:text-style-name="P2" draw:layer="layout" svg:width="1.2cm" svg:height="2.5cm" svg:x="3.8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2cm" svg:height="2.5cm" svg:x="3.80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cm" svg:height="1.998cm" svg:x="8.2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2cm" svg:height="1.998cm" svg:x="8.2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cm" svg:height="1.998cm" svg:x="10.602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2cm" svg:height="1.998cm" svg:x="10.603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401cm" svg:y1="7.401cm" svg:x2="5.303cm" svg:y2="11.914cm" draw:start-shape="id1" draw:start-glue-point="8" draw:end-shape="id2" draw:end-glue-point="3" svg:d="M4401 7401v4513h902" svg:viewBox="0 0 903 4514">
          <text:p/>
        </draw:connector>
        <draw:connector draw:style-name="gr4" draw:text-style-name="P2" draw:layer="layout" draw:line-skew="0.403cm" svg:x1="9.402cm" svg:y1="5.301cm" svg:x2="18.297cm" svg:y2="18.6cm" draw:start-shape="id3" draw:start-glue-point="10" draw:end-shape="id4" draw:end-glue-point="1" svg:d="M9402 5301h9799v13299h-904" svg:viewBox="0 0 9800 13300">
          <text:p/>
        </draw:connector>
        <draw:connector draw:style-name="gr4" draw:text-style-name="P2" draw:layer="layout" draw:line-skew="0.903cm" svg:x1="11.803cm" svg:y1="3.602cm" svg:x2="18.297cm" svg:y2="25.285cm" draw:start-shape="id5" draw:start-glue-point="10" draw:end-shape="id6" draw:end-glue-point="1" svg:d="M11803 3602h7898v21683h-1404" svg:viewBox="0 0 7899 21684">
          <text:p/>
        </draw:connector>
      </draw:page>
      <draw:page draw:name="page2" draw:style-name="dp1" draw:master-page-name="Predeterminado">
        <draw:frame draw:style-name="gr1" draw:text-style-name="P1" xml:id="id12" draw:id="id12" draw:layer="layout" svg:width="12.994cm" svg:height="6.571cm" svg:x="5.253cm" svg:y="21.9cm">
          <draw:image xlink:href="Pictures/1000000000000780000003CBE8D3C3C7E2DBC822.png" xlink:type="simple" xlink:show="embed" xlink:actuate="onLoad">
            <text:p/>
          </draw:image>
        </draw:frame>
        <draw:frame draw:style-name="gr1" draw:text-style-name="P1" xml:id="id10" draw:id="id10" draw:layer="layout" svg:width="12.994cm" svg:height="6.571cm" svg:x="5.253cm" svg:y="15.515cm">
          <draw:image xlink:href="Pictures/1000000000000780000003CB951D5D10B17AE955.png" xlink:type="simple" xlink:show="embed" xlink:actuate="onLoad">
            <text:p/>
          </draw:image>
        </draw:frame>
        <draw:frame draw:style-name="gr1" draw:text-style-name="P1" xml:id="id8" draw:id="id8" draw:layer="layout" svg:width="12.994cm" svg:height="6.571cm" svg:x="5.253cm" svg:y="9.129cm">
          <draw:image xlink:href="Pictures/1000000000000780000003CB13B6C6C82490BBE5.png" xlink:type="simple" xlink:show="embed" xlink:actuate="onLoad">
            <text:p/>
          </draw:image>
        </draw:frame>
        <draw:frame draw:style-name="gr1" draw:text-style-name="P1" draw:layer="layout" svg:width="12.994cm" svg:height="6.571cm" svg:x="1.2cm" svg:y="2.2cm">
          <draw:image xlink:href="Pictures/1000000000000780000003CB03F8B785818120D3.png" xlink:type="simple" xlink:show="embed" xlink:actuate="onLoad">
            <text:p/>
          </draw:image>
        </draw:frame>
        <draw:custom-shape draw:style-name="gr2" draw:text-style-name="P2" draw:layer="layout" svg:width="1.2cm" svg:height="2.5cm" svg:x="3.8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2cm" svg:height="2.5cm" svg:x="3.8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cm" svg:height="1.998cm" svg:x="8.2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1.2cm" svg:height="1.998cm" svg:x="8.2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cm" svg:height="1.998cm" svg:x="10.603cm" svg:y="2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1.2cm" svg:height="1.998cm" svg:x="10.60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402cm" svg:y1="7.702cm" svg:x2="5.253cm" svg:y2="12.414cm" draw:start-shape="id7" draw:start-glue-point="8" draw:end-shape="id8" draw:end-glue-point="3" svg:d="M4402 7702v4712h851" svg:viewBox="0 0 852 4713">
          <text:p/>
        </draw:connector>
        <draw:connector draw:style-name="gr4" draw:text-style-name="P2" draw:layer="layout" draw:line-skew="0.353cm" svg:x1="9.403cm" svg:y1="5.602cm" svg:x2="18.247cm" svg:y2="18.8cm" draw:start-shape="id9" draw:start-glue-point="10" draw:end-shape="id10" draw:end-glue-point="1" svg:d="M9403 5602h9698v13198h-854" svg:viewBox="0 0 9699 13199">
          <text:p/>
        </draw:connector>
        <draw:connector draw:style-name="gr4" draw:text-style-name="P2" draw:layer="layout" draw:line-skew="0.953cm" svg:x1="11.804cm" svg:y1="3.903cm" svg:x2="18.247cm" svg:y2="25.185cm" draw:start-shape="id11" draw:start-glue-point="10" draw:end-shape="id12" draw:end-glue-point="1" svg:d="M11804 3903h7897v21282h-1454" svg:viewBox="0 0 7898 21283">
          <text:p/>
        </draw:connector>
      </draw:page>
      <draw:page draw:name="page3" draw:style-name="dp1" draw:master-page-name="Predeterminado">
        <draw:frame draw:style-name="gr1" draw:text-style-name="P1" draw:layer="layout" svg:width="12.994cm" svg:height="6.571cm" svg:x="3.906cm" svg:y="2.929cm">
          <draw:image xlink:href="Pictures/1000000000000780000003CBE3AB43D87045B7A4.png" xlink:type="simple" xlink:show="embed" xlink:actuate="onLoad">
            <text:p/>
          </draw:image>
        </draw:frame>
        <draw:frame draw:style-name="gr1" draw:text-style-name="P1" draw:layer="layout" svg:width="18.531cm" svg:height="9.371cm" svg:x="1.069cm" svg:y="2.929cm">
          <draw:image xlink:href="Pictures/1000000000000780000003CBE3AB43D87045B7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16:37:08.446008361</meta:creation-date>
    <dc:date>2016-08-23T16:55:33.213329277</dc:date>
    <meta:editing-duration>PT7M38S</meta:editing-duration>
    <meta:editing-cycles>3</meta:editing-cycles>
    <meta:generator>LibreOffice/5.1.4.2$Linux_X86_64 LibreOffice_project/10m0$Build-2</meta:generator>
    <meta:document-statistic meta:object-count="28"/>
  </office:meta>
</office:document-meta>
</file>